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bin/csh -f</text:p>
      <text:p text:style-name="Standard"># CS320 - Assignment 4</text:p>
      <text:p text:style-name="Standard"># Student: Tom Nguyen</text:p>
      <text:p text:style-name="Standard"># Professor: Dr. John Carroll</text:p>
      <text:p text:style-name="Standard"># username: CSSC0155@edoras.sdsu.edu</text:p>
      <text:p text:style-name="Standard"># April 07, 2017</text:p>
      <text:p text:style-name="Standard"># File: scriptp1</text:p>
      <text:p text:style-name="Standard"># Note: It will delete all non-ASCII characters 128 to 255, change the case</text:p>
      <text:p text:style-name="Standard"># of alphabetic characters, 'fold' long lines, and make browser-friendly</text:p>
      <text:p text:style-name="Standard"># adjustments to the characters _, /, :, ?, &amp;, and space to %5F, %2F, %3A, %3F, %26, and %20 </text:p>
      <text:p text:style-name="Standard"># Program 1 in UNIX_pipes; reads from stdin, so run with: scriptp1&lt; inputfile &gt;! filename</text:p>
      <text:p text:style-name="Standard"># constants used: lower: a-z , upper: A-Z, '\200': character 128 in octal, '\377': character 255, and w20: 20 spaces for fold.</text:p>
      <text:p text:style-name="Standard"># The return value is: 0 when successfully executed otherwise returns 1</text:p>
      <text:p text:style-name="Standard"/>
      <text:p text:style-name="Standard">tr '[:lower:][:upper:]' '[:upper:][:lower:]' | tr -d '\200'-'\377' | sed 's/[/]/%2F/g'| <text:s/>sed 's/[_]/%5F/g' | sed 's/[?]/%3F/g' | sed 's/[:]/%3A/g' | sed 's/[&amp;]/%26/g' | <text:s/>sed 's/[ ]/%20/g' | fold -w20</text:p>
      <text:p text:style-name="Standard"/>
      <text:p text:style-name="Standard"/>
      <text:p text:style-name="Standard"/>
      <text:section text:style-name="Sect1" text:name="Section1">
        <text:p text:style-name="Standard">A4out:</text:p>
        <text:p text:style-name="Standard"/>
        <text:p text:style-name="Standard">tHIS+FILE+HAS+DATA+F</text:p>
        <text:p text:style-name="Standard">OR+p1.+tO+'SEE'+THE+</text:p>
        <text:p text:style-name="Standard">SPECIAL+CHARACTERS,+</text:p>
        <text:p text:style-name="Standard">DISPLAY+IT+WITH%3A</text:p>
        <text:p text:style-name="Standard">CAT <text:s text:c="4"/>-VET <text:s text:c="3"/>~CS3</text:p>
        <text:p text:style-name="Standard">20%2FdATA1%2FINPUT1</text:p>
        <text:p text:style-name="Standard">mANY+CHANGES+WILL+BE</text:p>
        <text:p text:style-name="Standard">+MADE+TO+WEB+urlS%3A</text:p>
        <text:p text:style-name="Standard">GOOGLE.com%2FSEARCH%</text:p>
        <text:p text:style-name="Standard">3FCLIENT=sUse%26Q=ad</text:p>
        <text:p text:style-name="Standard">.COM%3AsOME%20pAT%5F</text:p>
        <text:p text:style-name="Standard">TERN</text:p>
        <text:p text:style-name="Standard">dELETE+AND+NON-ASCII</text:p>
        <text:p text:style-name="Standard">+CHARACTERS+OCCUR+BE</text:p>
        <text:p text:style-name="Standard">TWEEN+THE+CURLY+BRAC</text:p>
        <text:p text:style-name="Standard">KETS+BELOW.</text:p>
        <text:p text:style-name="Standard">{}</text:p>
        <text:p text:style-name="Standard"/>
        <text:p text:style-name="Standard"/>
        <text:p text:style-name="Standard">p1out:</text:p>
        <text:p text:style-name="Standard"/>
        <text:p text:style-name="Standard">tHIS+FILE+HAS+DATA+F</text:p>
        <text:p text:style-name="Standard">OR+p1.+tO+'SEE'+THE+</text:p>
        <text:p text:style-name="Standard">SPECIAL+CHARACTERS,+</text:p>
        <text:p text:style-name="Standard">DISPLAY+IT+WITH%3A</text:p>
        <text:p text:style-name="Standard">CAT <text:s text:c="4"/>-VET <text:s text:c="3"/>~CS320%2FdA</text:p>
        <text:p text:style-name="Standard">TA1%2FINPUT1</text:p>
        <text:p text:style-name="Standard">mANY+CHANGES+WILL+BE</text:p>
        <text:p text:style-name="Standard">+MADE+TO+WEB+urlS%3A</text:p>
        <text:p text:style-name="Standard">GOOGLE.com%2FSEARCH%</text:p>
        <text:p text:style-name="Standard">3FCLIENT=sUse%26Q=ad</text:p>
        <text:p text:style-name="Standard">.COM%3AsOME%20pAT%5F</text:p>
        <text:p text:style-name="Standard">TERN</text:p>
        <text:p text:style-name="Standard">dELETE+AND+NON-ASCII</text:p>
        <text:p text:style-name="Standard">+CHARACTERS+OCCUR+BE</text:p>
        <text:p text:style-name="Standard">TWEEN+THE+CURLY+BRAC</text:p>
        <text:p text:style-name="Standard">KETS+BELOW.</text:p>
        <text:p text:style-name="Standard">{}</text:p>
        <text:p text:style-name="Standard"/>
        <text:p text:style-name="Standard"/>
      </text:section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nguyen</meta:initial-creator>
    <meta:creation-date>2017-04-06T05:52:42.91</meta:creation-date>
    <meta:printed-by>tom nguyen</meta:printed-by>
    <meta:print-date>2017-04-06T06:16:48.44</meta:print-date>
    <meta:document-statistic meta:table-count="0" meta:image-count="0" meta:object-count="0" meta:page-count="1" meta:paragraph-count="50" meta:word-count="187" meta:character-count="1478"/>
    <dc:date>2017-04-06T06:17:29.33</dc:date>
    <dc:creator>tom nguyen</dc:creator>
    <meta:editing-duration>PT9M35S</meta:editing-duration>
    <meta:editing-cycles>1</meta:editing-cycles>
    <meta:generator>OpenOffice/4.1.1$Win32 OpenOffice.org_project/411m6$Build-9775</meta:generator>
  </office:meta>
</office:document-meta>
</file>